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field="urn:openoffice:names:experimental:ooo-ms-interop:xmlns:field:1.0" xmlns:text="urn:oasis:names:tc:opendocument:xmlns:text:1.0" xmlns:style="urn:oasis:names:tc:opendocument:xmlns:style:1.0" xmlns:meta="urn:oasis:names:tc:opendocument:xmlns:meta:1.0" xmlns:xlink="http://www.w3.org/1999/xlink" xmlns:css3t="http://www.w3.org/TR/css3-text/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office="urn:oasis:names:tc:opendocument:xmlns:office:1.0" xmlns:formx="urn:openoffice:names:experimental:ooxml-odf-interop:xmlns:form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Romanular1" svg:font-family="NimbusRomanular"/>
    <style:font-face style:name="Times1" svg:font-family="Times" style:font-family-generic="roman"/>
    <style:font-face style:name="Times2" svg:font-family="Times" style:font-adornments="Regular" style:font-family-generic="roman"/>
    <style:font-face style:name="DejaVu Sans1" svg:font-family="'DejaVu Sans'" style:font-pitch="variable"/>
    <style:font-face style:name="Liberation Serif1" svg:font-family="'Liberation Serif'" style:font-pitch="variable"/>
    <style:font-face style:name="NimbusRomanular" svg:font-family="NimbusRoman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184cm" svg:stroke-color="#ff0000" draw:stroke-linejoin="miter" svg:stroke-linecap="butt" draw:fill="none" fo:padding-top="0.092cm" fo:padding-bottom="0.092cm" fo:padding-left="0.092cm" fo:padding-right="0.092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843cm" fo:min-width="2.661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ff8c00"/>
    </style:style>
    <style:style style:name="gr5" style:family="graphic" style:parent-style-name="standard">
      <style:graphic-properties draw:stroke="solid" svg:stroke-width="0.184cm" svg:stroke-color="#000000" draw:stroke-linejoin="miter" svg:stroke-linecap="butt" draw:fill="none" fo:padding-top="0.092cm" fo:padding-bottom="0.092cm" fo:padding-left="0.092cm" fo:padding-right="0.092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2.369cm" fo:min-width="4.95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663cm" svg:stroke-color="#000000" draw:marker-end="Rounded_20_short_20_Arrow" draw:marker-end-width="1.5cm" draw:stroke-linejoin="miter" svg:stroke-linecap="butt" draw:fill="none" fo:padding-top="0.331cm" fo:padding-bottom="0.331cm" fo:padding-left="0.331cm" fo:padding-right="0.331cm"/>
    </style:style>
    <style:style style:name="gr8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2.3cm" fo:min-width="6.2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2.369cm" fo:min-width="6.81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2.369cm" fo:min-width="6.18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solid" draw:fill-color="#32cd32"/>
    </style:style>
    <style:style style:name="gr12" style:family="graphic" style:parent-style-name="standard">
      <style:graphic-properties draw:stroke="solid" svg:stroke-width="0.184cm" svg:stroke-color="#ffffff" draw:stroke-linejoin="miter" svg:stroke-linecap="butt" draw:fill="none" fo:padding-top="0.092cm" fo:padding-bottom="0.092cm" fo:padding-left="0.092cm" fo:padding-right="0.092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2.369cm" fo:min-width="3.19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solid" draw:fill-color="#ffd700"/>
    </style:style>
    <style:style style:name="gr15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1.843cm" fo:min-width="6.14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solid" svg:stroke-width="0.368cm" svg:stroke-color="#000000" draw:marker-end="Rounded_20_short_20_Arrow" draw:marker-end-width="1cm" draw:stroke-linejoin="miter" svg:stroke-linecap="butt" draw:fill="none" fo:padding-top="0.184cm" fo:padding-bottom="0.184cm" fo:padding-left="0.184cm" fo:padding-right="0.184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843cm" fo:min-width="3.9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solid" svg:stroke-width="0.184cm" svg:stroke-color="#32cd32" draw:stroke-linejoin="miter" svg:stroke-linecap="butt" draw:fill="none" fo:padding-top="0.092cm" fo:padding-bottom="0.092cm" fo:padding-left="0.092cm" fo:padding-right="0.092cm"/>
    </style:style>
    <style:style style:name="gr19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2.3cm" fo:min-width="5.35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2.369cm" fo:min-width="1.864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solid" svg:stroke-width="0.221cm" svg:stroke-color="#000000" draw:marker-end="Rounded_20_short_20_Arrow" draw:marker-end-width="0.8cm" draw:stroke-linejoin="miter" svg:stroke-linecap="butt" draw:fill="none" fo:padding-top="0.11cm" fo:padding-bottom="0.11cm" fo:padding-left="0.11cm" fo:padding-right="0.11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.843cm" fo:min-width="1.33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solid" svg:stroke-width="0.479cm" svg:stroke-color="#000000" draw:marker-end="Rounded_20_short_20_Arrow" draw:marker-end-width="1.2cm" draw:stroke-linejoin="miter" svg:stroke-linecap="butt" draw:fill="none" fo:padding-top="0.239cm" fo:padding-bottom="0.239cm" fo:padding-left="0.239cm" fo:padding-right="0.239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843cm" fo:min-width="3.88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solid" svg:stroke-width="0.165cm" svg:stroke-color="#000000" draw:marker-end="Rounded_20_short_20_Arrow" draw:marker-end-width="0.8cm" draw:stroke-linejoin="miter" svg:stroke-linecap="butt" draw:fill="none" fo:padding-top="0.082cm" fo:padding-bottom="0.082cm" fo:padding-left="0.082cm" fo:padding-right="0.082cm"/>
    </style:style>
    <style:style style:name="gr26" style:family="graphic" style:parent-style-name="standard">
      <style:graphic-properties draw:stroke="solid" svg:stroke-width="0.258cm" svg:stroke-color="#000000" draw:marker-end="Rounded_20_short_20_Arrow" draw:marker-end-width="0.8cm" draw:stroke-linejoin="miter" svg:stroke-linecap="butt" draw:fill="none" fo:padding-top="0.129cm" fo:padding-bottom="0.129cm" fo:padding-left="0.129cm" fo:padding-right="0.129cm"/>
    </style:style>
    <style:style style:name="gr27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2.3cm" fo:min-width="4.4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solid" svg:stroke-width="0.295cm" svg:stroke-color="#000000" draw:stroke-linejoin="miter" svg:stroke-linecap="butt" draw:fill="none" fo:padding-top="0.147cm" fo:padding-bottom="0.147cm" fo:padding-left="0.147cm" fo:padding-right="0.147cm"/>
    </style:style>
    <style:style style:name="gr29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2.3cm" fo:min-width="5.35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1.843cm" fo:min-width="2.559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1.847cm" fo:min-width="4.307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solid" svg:stroke-width="0.295cm" svg:stroke-color="#000000" draw:marker-end="Rounded_20_short_20_Arrow" draw:marker-end-width="0.8cm" draw:stroke-linejoin="miter" svg:stroke-linecap="butt" draw:fill="none" fo:padding-top="0.147cm" fo:padding-bottom="0.147cm" fo:padding-left="0.147cm" fo:padding-right="0.147cm"/>
    </style:style>
    <style:style style:name="gr33" style:family="graphic" style:parent-style-name="standard">
      <style:graphic-properties draw:stroke="solid" svg:stroke-width="0.258cm" svg:stroke-color="#000000" draw:marker-end="Rounded_20_short_20_Arrow" draw:marker-end-width="1cm" draw:stroke-linejoin="miter" svg:stroke-linecap="butt" draw:fill="none" fo:padding-top="0.129cm" fo:padding-bottom="0.129cm" fo:padding-left="0.129cm" fo:padding-right="0.129cm"/>
    </style:style>
    <style:style style:name="gr34" style:family="graphic" style:parent-style-name="standard">
      <style:graphic-properties draw:stroke="solid" svg:stroke-width="0.331cm" svg:stroke-color="#000000" draw:marker-end="Rounded_20_short_20_Arrow" draw:marker-end-width="1cm" draw:stroke-linejoin="miter" svg:stroke-linecap="butt" draw:fill="none" fo:padding-top="0.165cm" fo:padding-bottom="0.165cm" fo:padding-left="0.165cm" fo:padding-right="0.165cm"/>
    </style:style>
    <style:style style:name="gr35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2.3cm" fo:min-width="3.6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solid" svg:stroke-width="0.295cm" svg:stroke-color="#000000" draw:marker-end="Rounded_20_short_20_Arrow" draw:marker-end-width="1cm" draw:stroke-linejoin="miter" svg:stroke-linecap="butt" draw:fill="none" fo:padding-top="0.147cm" fo:padding-bottom="0.147cm" fo:padding-left="0.147cm" fo:padding-right="0.147cm"/>
    </style:style>
    <style:style style:name="gr37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2.3cm" fo:min-width="4.549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2.3cm" fo:min-width="4.5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2.3cm" fo:min-width="5.149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843cm" fo:min-width="7.673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solid" svg:stroke-width="0.35cm" svg:stroke-color="#000000" draw:marker-end="Rounded_20_short_20_Arrow" draw:marker-end-width="1cm" draw:stroke-linejoin="miter" svg:stroke-linecap="butt" draw:fill="none" fo:padding-top="0.175cm" fo:padding-bottom="0.175cm" fo:padding-left="0.175cm" fo:padding-right="0.175cm"/>
    </style:style>
    <style:style style:name="gr42" style:family="graphic" style:parent-style-name="standard">
      <style:graphic-properties draw:stroke="solid" svg:stroke-width="0.626cm" svg:stroke-color="#000000" draw:marker-end="Rounded_20_short_20_Arrow" draw:marker-end-width="1.5cm" draw:stroke-linejoin="miter" svg:stroke-linecap="butt" draw:fill="none" fo:padding-top="0.313cm" fo:padding-bottom="0.313cm" fo:padding-left="0.313cm" fo:padding-right="0.313cm"/>
    </style:style>
    <style:style style:name="gr43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2.4cm" fo:min-width="5.353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2.3cm" fo:min-width="5.8cm" fo:padding-top="0cm" fo:padding-bottom="0cm" fo:padding-left="0cm" fo:padding-right="0cm"/>
      <style:paragraph-properties style:writing-mode="lr-tb"/>
    </style:style>
    <style:style style:name="gr45" style:family="graphic" style:parent-style-name="objectwithoutfill">
      <style:graphic-properties draw:stroke="dash" draw:stroke-dash="Double_20_Dash" svg:stroke-width="0.1cm" svg:stroke-color="#000000" draw:marker-start-width="0.35cm" draw:marker-end="Arrow" draw:marker-end-width="0.45cm" draw:fill="solid" draw:textarea-horizontal-align="center" draw:textarea-vertical-align="middle" fo:padding-top="0.05cm" fo:padding-bottom="0.05cm" fo:padding-left="0.05cm" fo:padding-right="0.05cm"/>
    </style:style>
    <style:style style:name="gr46" style:family="graphic" style:parent-style-name="objectwithoutfill">
      <style:graphic-properties svg:stroke-width="0.3cm" svg:stroke-color="#000000" draw:marker-start-width="0.65cm" draw:marker-end="Rounded_20_short_20_Arrow" draw:marker-end-width="0.95cm" draw:fill="solid" draw:textarea-horizontal-align="center" draw:textarea-vertical-align="middle" fo:padding-top="0.15cm" fo:padding-bottom="0.15cm" fo:padding-left="0.15cm" fo:padding-right="0.15cm"/>
    </style:style>
    <style:style style:name="gr47" style:family="graphic" style:parent-style-name="standard">
      <style:graphic-properties draw:stroke="solid" svg:stroke-width="0.16cm" svg:stroke-color="#000000" draw:marker-start-width="0.05cm" draw:marker-end="Rounded_20_short_20_Arrow" draw:marker-end-width="0.65cm" draw:stroke-linejoin="miter" svg:stroke-linecap="butt" draw:fill="none" fo:padding-top="0.08cm" fo:padding-bottom="0.08cm" fo:padding-left="0.08cm" fo:padding-right="0.08cm"/>
    </style:style>
    <style:style style:name="gr48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2.3cm" fo:min-width="4.84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style:font-name="Times2" fo:font-size="52.2000007629395pt" style:font-size-asian="52.2000007629395pt" style:font-size-complex="52.2000007629395pt"/>
    </style:style>
    <style:style style:name="P5" style:family="paragraph">
      <loext:graphic-properties draw:fill="solid" draw:fill-color="#ff8c00"/>
    </style:style>
    <style:style style:name="P6" style:family="paragraph">
      <loext:graphic-properties draw:fill="none"/>
      <style:paragraph-properties style:writing-mode="lr-tb"/>
      <style:text-properties style:font-name="Times2" fo:font-size="52.2000007629395pt" style:font-size-asian="52.2000007629395pt" style:font-size-complex="52.2000007629395pt"/>
    </style:style>
    <style:style style:name="P7" style:family="paragraph">
      <loext:graphic-properties draw:fill="solid" draw:fill-color="#ffffff"/>
      <style:paragraph-properties fo:text-align="start" style:writing-mode="lr-tb"/>
      <style:text-properties fo:font-size="52.2999992370606pt" style:font-size-asian="52.2999992370606pt" style:font-size-complex="52.2999992370606pt"/>
    </style:style>
    <style:style style:name="P8" style:family="paragraph">
      <loext:graphic-properties draw:fill="solid" draw:fill-color="#32cd32"/>
    </style:style>
    <style:style style:name="P9" style:family="paragraph">
      <loext:graphic-properties draw:fill="solid" draw:fill-color="#ffd700"/>
    </style:style>
    <style:style style:name="P10" style:family="paragraph">
      <loext:graphic-properties draw:fill="solid" draw:fill-color="#ffffff"/>
      <style:paragraph-properties fo:text-align="start" style:writing-mode="lr-tb"/>
      <style:text-properties style:font-name="Times2" fo:font-size="52.2000007629395pt" style:font-size-asian="52.2000007629395pt" style:font-size-complex="52.2000007629395pt"/>
    </style:style>
    <style:style style:name="P11" style:family="paragraph">
      <loext:graphic-properties draw:fill="solid" draw:fill-color="#ffffff"/>
      <style:paragraph-properties fo:text-align="start" style:writing-mode="lr-tb"/>
      <style:text-properties style:font-name="Times2" fo:font-size="52.2999992370606pt" style:font-size-asian="52.2999992370606pt" style:font-size-complex="52.2999992370606pt"/>
    </style:style>
    <style:style style:name="P12" style:family="paragraph">
      <loext:graphic-properties draw:fill="solid"/>
      <style:paragraph-properties fo:text-align="center"/>
    </style:style>
    <style:style style:name="T1" style:family="text">
      <style:text-properties fo:color="#000000" style:font-name="Times2" fo:font-size="52.2000007629395pt" style:font-size-asian="52.2000007629395pt" style:font-name-complex="NimbusRomanular1" style:font-size-complex="52.2000007629395pt"/>
    </style:style>
    <style:style style:name="T2" style:family="text">
      <style:text-properties fo:color="#000000" style:text-position="sub 58%" style:font-name="Times2" fo:font-size="52.2000007629395pt" style:font-size-asian="52.2000007629395pt" style:font-name-complex="NimbusRomanular1" style:font-size-complex="52.2000007629395pt"/>
    </style:style>
    <style:style style:name="T3" style:family="text">
      <style:text-properties fo:color="#000000" style:font-name="NimbusRomanular1" fo:font-size="52.2999992370606pt" style:font-size-asian="52.2999992370606pt" style:font-name-complex="NimbusRomanular1" style:font-size-complex="52.2999992370606pt"/>
    </style:style>
    <style:style style:name="T4" style:family="text">
      <style:text-properties fo:color="#000000" style:font-name="Times2" fo:font-size="52.2999992370606pt" style:font-size-asian="52.2999992370606pt" style:font-name-complex="NimbusRomanular1" style:font-size-complex="52.299999237060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6.445cm" svg:height="61.344cm" svg:x="7.055cm" svg:y="7.055cm" svg:viewBox="0 0 56446 61345" draw:points="0,0 56446,0 56446,61345 0,61345">
          <text:p/>
        </draw:polygon>
        <draw:path draw:style-name="gr2" draw:text-style-name="P2" draw:layer="layout" svg:width="4.06cm" svg:height="3.24cm" svg:x="38.239cm" svg:y="63.7cm" svg:viewBox="0 0 4061 3241" svg:d="M4061 1620c0 896-909 1621-2030 1621s-2031-725-2031-1621c0-894 910-1620 2031-1620s2030 726 2030 1620z">
          <text:p/>
        </draw:path>
        <draw:frame draw:style-name="gr3" draw:text-style-name="P4" draw:layer="layout" svg:width="2.661cm" svg:height="1.843cm" svg:x="38.9cm" svg:y="64.6cm">
          <draw:text-box>
            <text:p text:style-name="P3"><text:span text:style-name="T1">NO</text:span></text:p>
          </draw:text-box>
        </draw:frame>
        <draw:path draw:style-name="gr4" draw:text-style-name="P5" draw:layer="layout" svg:width="8.501cm" svg:height="3.24cm" svg:x="22.6cm" svg:y="7.159cm" svg:viewBox="0 0 8502 3241" svg:d="M8502 1621c0 894-1903 1620-4250 1620-2348 0-4252-726-4252-1620 0-896 1904-1621 4252-1621 2347 0 4250 725 4250 1621z">
          <text:p/>
        </draw:path>
        <draw:path draw:style-name="gr5" draw:text-style-name="P2" draw:layer="layout" svg:width="8.501cm" svg:height="3.24cm" svg:x="22.2cm" svg:y="16.5cm" svg:viewBox="0 0 8502 3241" svg:d="M8502 1621c0 894-1903 1620-4250 1620-2348 0-4252-726-4252-1620 0-895 1904-1621 4252-1621 2347 0 4250 726 4250 1621z">
          <text:p/>
        </draw:path>
        <draw:frame draw:style-name="gr6" draw:text-style-name="P6" draw:layer="layout" svg:width="4.954cm" svg:height="2.369cm" svg:x="24.446cm" svg:y="7.8cm">
          <draw:text-box>
            <text:p text:style-name="P3"><text:span text:style-name="T1">C</text:span><text:span text:style-name="T2">5</text:span><text:span text:style-name="T1">H</text:span><text:span text:style-name="T2">5</text:span><text:span text:style-name="T1">N</text:span></text:p>
          </draw:text-box>
        </draw:frame>
        <draw:path draw:style-name="gr7" draw:text-style-name="P2" draw:layer="layout" svg:width="0cm" svg:height="6.125cm" svg:x="26.7cm" svg:y="10.374cm" svg:viewBox="0 0 0 6126" svg:d="M0 0c0 1835 0 4231 0 6126">
          <text:p/>
        </draw:path>
        <draw:frame draw:style-name="gr6" draw:text-style-name="P6" draw:layer="layout" svg:width="4.954cm" svg:height="2.369cm" svg:x="24.246cm" svg:y="17.131cm">
          <draw:text-box>
            <text:p text:style-name="P3"><text:span text:style-name="T1">C</text:span><text:span text:style-name="T2">5</text:span><text:span text:style-name="T1">H</text:span><text:span text:style-name="T2">4</text:span><text:span text:style-name="T1">N</text:span></text:p>
          </draw:text-box>
        </draw:frame>
        <draw:path draw:style-name="gr5" draw:text-style-name="P2" draw:layer="layout" svg:width="11.624cm" svg:height="3.24cm" svg:x="28.3cm" svg:y="25.159cm" svg:viewBox="0 0 11625 3241" svg:d="M11625 1620c0 896-2602 1621-5812 1621s-5813-725-5813-1621c0-894 2603-1620 5813-1620s5812 726 5812 1620z">
          <text:p/>
        </draw:path>
        <draw:frame draw:style-name="gr8" draw:text-style-name="P7" draw:layer="layout" svg:width="6.28cm" svg:height="2.3cm" svg:x="23.52cm" svg:y="11.4cm">
          <draw:text-box>
            <text:p text:style-name="P3"><text:span text:style-name="T3"><text:s/></text:span><text:span text:style-name="T4">100.0%</text:span></text:p>
          </draw:text-box>
        </draw:frame>
        <draw:path draw:style-name="gr7" draw:text-style-name="P2" draw:layer="layout" svg:width="4.199cm" svg:height="6.914cm" svg:x="30.6cm" svg:y="18.285cm" svg:viewBox="0 0 4200 6915" svg:d="M0 0c677 471 1377 1078 1950 1834 292 387 1424 3075 2250 5081">
          <text:p/>
        </draw:path>
        <draw:frame draw:style-name="gr9" draw:text-style-name="P6" draw:layer="layout" svg:width="6.817cm" svg:height="2.369cm" svg:x="30.783cm" svg:y="25.9cm">
          <draw:text-box>
            <text:p text:style-name="P3"><text:span text:style-name="T1">C</text:span><text:span text:style-name="T2">5</text:span><text:span text:style-name="T1">H</text:span><text:span text:style-name="T2">4</text:span><text:span text:style-name="T1">NO</text:span><text:span text:style-name="T2">2</text:span></text:p>
          </draw:text-box>
        </draw:frame>
        <draw:path draw:style-name="gr5" draw:text-style-name="P2" draw:layer="layout" svg:width="10.244cm" svg:height="3.24cm" svg:x="16.955cm" svg:y="25.1cm" svg:viewBox="0 0 10245 3241" svg:d="M10245 1620c0 896-2294 1621-5123 1621s-5122-725-5122-1621c0-894 2293-1620 5122-1620s5123 726 5123 1620z">
          <text:p/>
        </draw:path>
        <draw:frame draw:style-name="gr8" draw:text-style-name="P7" draw:layer="layout" svg:width="6.28cm" svg:height="2.3cm" svg:x="30.12cm" svg:y="20.5cm">
          <draw:text-box>
            <text:p text:style-name="P3"><text:span text:style-name="T3"><text:s/></text:span><text:span text:style-name="T4">100.0%</text:span></text:p>
          </draw:text-box>
        </draw:frame>
        <draw:path draw:style-name="gr7" draw:text-style-name="P2" draw:layer="layout" svg:width="2.299cm" svg:height="5.199cm" svg:x="22cm" svg:y="19.7cm" svg:viewBox="0 0 2300 5200" svg:d="M2300 0c-662 1497-1612 3645-2300 5200">
          <text:p/>
        </draw:path>
        <draw:frame draw:style-name="gr10" draw:text-style-name="P6" draw:layer="layout" svg:width="6.182cm" svg:height="2.369cm" svg:x="19.2cm" svg:y="25.831cm">
          <draw:text-box>
            <text:p text:style-name="P3"><text:span text:style-name="T1">C</text:span><text:span text:style-name="T2">4</text:span><text:span text:style-name="T1">H</text:span><text:span text:style-name="T2">4</text:span><text:span text:style-name="T1">CN</text:span></text:p>
          </draw:text-box>
        </draw:frame>
        <draw:path draw:style-name="gr11" draw:text-style-name="P8" draw:layer="layout" svg:width="5.441cm" svg:height="3.24cm" svg:x="54.547cm" svg:y="7.206cm" svg:viewBox="0 0 5442 3241" svg:d="M5442 1621c0 894-1218 1620-2720 1620-1504 0-2722-726-2722-1620 0-896 1218-1621 2722-1621 1502 0 2720 725 2720 1621z">
          <text:p/>
        </draw:path>
        <draw:path draw:style-name="gr12" draw:text-style-name="P2" draw:layer="layout" svg:width="5.441cm" svg:height="3.24cm" svg:x="54.547cm" svg:y="7.206cm" svg:viewBox="0 0 5442 3241" svg:d="M5442 1621c0 894-1218 1620-2720 1620-1504 0-2722-726-2722-1620 0-896 1218-1621 2722-1621 1502 0 2720 725 2720 1621z">
          <text:p/>
        </draw:path>
        <draw:frame draw:style-name="gr8" draw:text-style-name="P7" draw:layer="layout" svg:width="6.28cm" svg:height="2.3cm" svg:x="19.3cm" svg:y="20.5cm">
          <draw:text-box>
            <text:p text:style-name="P3"><text:span text:style-name="T3"><text:s/></text:span><text:span text:style-name="T4">100.0%</text:span></text:p>
          </draw:text-box>
        </draw:frame>
        <draw:path draw:style-name="gr5" draw:text-style-name="P2" draw:layer="layout" svg:width="5.441cm" svg:height="3.24cm" svg:x="54.547cm" svg:y="43.177cm" svg:viewBox="0 0 5442 3241" svg:d="M5442 1621c0 895-1218 1620-2720 1620-1504 0-2722-725-2722-1620 0-894 1218-1621 2722-1621 1502 0 2720 727 2720 1621z">
          <text:p/>
        </draw:path>
        <draw:frame draw:style-name="gr13" draw:text-style-name="P4" draw:layer="layout" svg:width="3.194cm" svg:height="2.369cm" svg:x="55.706cm" svg:y="7.9cm">
          <draw:text-box>
            <text:p text:style-name="P3"><text:span text:style-name="T1">NH</text:span><text:span text:style-name="T2">3</text:span></text:p>
          </draw:text-box>
        </draw:frame>
        <draw:path draw:style-name="gr7" draw:text-style-name="P2" draw:layer="layout" svg:width="0cm" svg:height="32.546cm" svg:x="57.268cm" svg:y="10.448cm" svg:viewBox="0 0 0 32547" svg:d="M0 0c0 1409 0 3503 0 5329v22088c0 1742 0 3730 0 5130">
          <text:p/>
        </draw:path>
        <draw:frame draw:style-name="gr13" draw:text-style-name="P6" draw:layer="layout" svg:width="3.194cm" svg:height="2.369cm" svg:x="55.8cm" svg:y="43.831cm">
          <draw:text-box>
            <text:p text:style-name="P3"><text:span text:style-name="T1">N</text:span><text:span text:style-name="T1">H</text:span><text:span text:style-name="T2">2</text:span></text:p>
          </draw:text-box>
        </draw:frame>
        <draw:path draw:style-name="gr14" draw:text-style-name="P9" draw:layer="layout" svg:width="4.143cm" svg:height="3.24cm" svg:x="45.556cm" svg:y="50cm" svg:viewBox="0 0 4144 3241" svg:d="M4144 1621c0 895-929 1620-2073 1620s-2071-725-2071-1620 927-1621 2071-1621 2073 726 2073 1621z">
          <text:p/>
        </draw:path>
        <draw:frame draw:style-name="gr15" draw:text-style-name="P10" draw:layer="layout" svg:width="6.148cm" svg:height="1.843cm" svg:x="54.4cm" svg:y="26.1cm">
          <draw:text-box>
            <text:p text:style-name="P3"><text:span text:style-name="T1"><text:s/></text:span><text:span text:style-name="T1">100.0%</text:span></text:p>
          </draw:text-box>
        </draw:frame>
        <draw:frame draw:style-name="gr3" draw:text-style-name="P6" draw:layer="layout" svg:width="2.661cm" svg:height="1.843cm" svg:x="46.2cm" svg:y="50.8cm">
          <draw:text-box>
            <text:p text:style-name="P3"><text:span text:style-name="T1">N</text:span><text:span text:style-name="T1">H</text:span></text:p>
          </draw:text-box>
        </draw:frame>
        <draw:path draw:style-name="gr14" draw:text-style-name="P9" draw:layer="layout" svg:width="5.953cm" svg:height="3.24cm" svg:x="55.046cm" svg:y="58.8cm" svg:viewBox="0 0 5954 3241" svg:d="M5954 1620c0 895-1332 1621-2976 1621-1645 0-2978-726-2978-1621s1333-1620 2978-1620c1644 0 2976 725 2976 1620z">
          <text:p/>
        </draw:path>
        <draw:path draw:style-name="gr16" draw:text-style-name="P2" draw:layer="layout" svg:width="0.501cm" svg:height="12.286cm" svg:x="57.398cm" svg:y="46.413cm" svg:viewBox="0 0 502 12287" svg:d="M0 0c24 328 47 665 65 984 225 3992 368 8656 437 11303">
          <text:p/>
        </draw:path>
        <draw:frame draw:style-name="gr17" draw:text-style-name="P6" draw:layer="layout" svg:width="3.99cm" svg:height="1.843cm" svg:x="56.01cm" svg:y="59.6cm">
          <draw:text-box>
            <text:p text:style-name="P3"><text:span text:style-name="T1">H</text:span><text:span text:style-name="T1">N</text:span><text:span text:style-name="T1">O</text:span></text:p>
          </draw:text-box>
        </draw:frame>
        <draw:path draw:style-name="gr18" draw:text-style-name="P2" draw:layer="layout" svg:width="3.567cm" svg:height="3.24cm" svg:x="13.631cm" svg:y="7.206cm" svg:viewBox="0 0 3568 3241" svg:d="M3568 1621c0 894-798 1620-1784 1620s-1784-726-1784-1620c0-896 798-1621 1784-1621s1784 725 1784 1621z">
          <text:p/>
        </draw:path>
        <draw:frame draw:style-name="gr19" draw:text-style-name="P7" draw:layer="layout" svg:width="5.353cm" svg:height="2.3cm" svg:x="55.1cm" svg:y="50.4cm">
          <draw:text-box>
            <text:p text:style-name="P3"><text:span text:style-name="T3"><text:s/></text:span><text:span text:style-name="T1">66.8%</text:span></text:p>
          </draw:text-box>
        </draw:frame>
        <draw:path draw:style-name="gr14" draw:text-style-name="P9" draw:layer="layout" svg:width="3.199cm" svg:height="3.24cm" svg:x="26.5cm" svg:y="56.959cm" svg:viewBox="0 0 3200 3241" svg:d="M3200 1620c0 895-717 1621-1601 1621-883 0-1599-726-1599-1621s716-1620 1599-1620c884 0 1601 725 1601 1620z">
          <text:p/>
        </draw:path>
        <draw:frame draw:style-name="gr20" draw:text-style-name="P4" draw:layer="layout" svg:width="1.864cm" svg:height="2.369cm" svg:x="14.536cm" svg:y="7.9cm">
          <draw:text-box>
            <text:p text:style-name="P3"><text:span text:style-name="T1">N</text:span><text:span text:style-name="T2">2</text:span></text:p>
          </draw:text-box>
        </draw:frame>
        <draw:path draw:style-name="gr21" draw:text-style-name="P2" draw:layer="layout" svg:width="10.877cm" svg:height="47.997cm" svg:x="15.622cm" svg:y="10.438cm" svg:viewBox="0 0 10878 47998" svg:d="M0 0c112 1407 249 3504 249 5339v35954c0 3359 7922 5926 10629 6705">
          <text:p/>
        </draw:path>
        <draw:frame draw:style-name="gr22" draw:text-style-name="P4" draw:layer="layout" svg:width="1.331cm" svg:height="1.843cm" svg:x="27.4cm" svg:y="57.8cm">
          <draw:text-box>
            <text:p text:style-name="P3"><text:span text:style-name="T1">N</text:span></text:p>
          </draw:text-box>
        </draw:frame>
        <draw:path draw:style-name="gr5" draw:text-style-name="P2" draw:layer="layout" svg:width="5.837cm" svg:height="3.24cm" svg:x="7.131cm" svg:y="18.25cm" svg:viewBox="0 0 5838 3241" svg:d="M5838 1620c0 895-1307 1621-2919 1621-1613 0-2919-726-2919-1621s1306-1620 2919-1620c1612 0 2919 725 2919 1620z">
          <text:p/>
        </draw:path>
        <draw:frame draw:style-name="gr19" draw:text-style-name="P7" draw:layer="layout" svg:width="5.353cm" svg:height="2.3cm" svg:x="13.451cm" svg:y="32.205cm">
          <draw:text-box>
            <text:p text:style-name="P3"><text:span text:style-name="T3"><text:s/></text:span><text:span text:style-name="T1">26.7%</text:span></text:p>
          </draw:text-box>
        </draw:frame>
        <draw:path draw:style-name="gr23" draw:text-style-name="P2" draw:layer="layout" svg:width="4.332cm" svg:height="8.894cm" svg:x="9.342cm" svg:y="9.187cm" svg:viewBox="0 0 4333 8895" svg:d="M4333 0c-1154 338-2585 968-3327 2109-1317 2028-1082 4933-734 6786">
          <text:p/>
        </draw:path>
        <draw:frame draw:style-name="gr24" draw:text-style-name="P6" draw:layer="layout" svg:width="3.888cm" svg:height="1.843cm" svg:x="8.112cm" svg:y="19.057cm">
          <draw:text-box>
            <text:p text:style-name="P3"><text:span text:style-name="T1">NCN</text:span></text:p>
          </draw:text-box>
        </draw:frame>
        <draw:path draw:style-name="gr25" draw:text-style-name="P2" draw:layer="layout" svg:width="10.199cm" svg:height="5.08cm" svg:x="28.1cm" svg:y="60.297cm" svg:viewBox="0 0 10200 5081" svg:d="M0 0c41 952 277 2114 1078 2864 1242 1166 6115 1878 9122 2217">
          <text:p/>
        </draw:path>
        <draw:frame draw:style-name="gr19" draw:text-style-name="P7" draw:layer="layout" svg:width="5.353cm" svg:height="2.3cm" svg:x="7.247cm" svg:y="11.6cm">
          <draw:text-box>
            <text:p text:style-name="P3"><text:span text:style-name="T3"><text:s/></text:span><text:span text:style-name="T1">97.6%</text:span></text:p>
          </draw:text-box>
        </draw:frame>
        <draw:path draw:style-name="gr26" draw:text-style-name="P2" draw:layer="layout" svg:width="16.56cm" svg:height="37.095cm" svg:x="9.939cm" svg:y="21.488cm" svg:viewBox="0 0 16561 37096" svg:d="M56 0c-25 1535-56 3904-56 5960v24282c0 3207 2071 3229 4330 4500 2212 1242 9528 2080 12231 2354">
          <text:p/>
        </draw:path>
        <draw:frame draw:style-name="gr27" draw:text-style-name="P7" draw:layer="layout" svg:width="4.43cm" svg:height="2.3cm" svg:x="30.97cm" svg:y="63.3cm">
          <draw:text-box>
            <text:p text:style-name="P3"><text:span text:style-name="T3"><text:s/></text:span><text:span text:style-name="T1">5.5%</text:span></text:p>
          </draw:text-box>
        </draw:frame>
        <draw:path draw:style-name="gr11" draw:text-style-name="P8" draw:layer="layout" svg:width="5.87cm" svg:height="3.24cm" svg:x="39.896cm" svg:y="7.206cm" svg:viewBox="0 0 5871 3241" svg:d="M5871 1621c0 894-1314 1620-2936 1620-1621 0-2935-726-2935-1620 0-896 1314-1621 2935-1621 1622 0 2936 725 2936 1621z">
          <text:p/>
        </draw:path>
        <draw:path draw:style-name="gr12" draw:text-style-name="P2" draw:layer="layout" svg:width="5.87cm" svg:height="3.24cm" svg:x="39.896cm" svg:y="7.206cm" svg:viewBox="0 0 5871 3241" svg:d="M5871 1621c0 894-1314 1620-2936 1620-1621 0-2935-726-2935-1620 0-896 1314-1621 2935-1621 1622 0 2936 725 2936 1621z">
          <text:p/>
        </draw:path>
        <draw:frame draw:style-name="gr19" draw:text-style-name="P7" draw:layer="layout" svg:width="5.353cm" svg:height="2.3cm" svg:x="7.651cm" svg:y="36.5cm">
          <draw:text-box>
            <text:p text:style-name="P3"><text:span text:style-name="T3"><text:s/></text:span><text:span text:style-name="T1">15.8%</text:span></text:p>
          </draw:text-box>
        </draw:frame>
        <draw:path draw:style-name="gr28" draw:text-style-name="P2" draw:layer="layout" svg:width="4.912cm" svg:height="35.787cm" svg:x="45.287cm" svg:y="9.712cm" svg:viewBox="0 0 4913 35788" svg:d="M0 0c2069 930 4913 2698 4913 5396v25824c0 1555-157 3324-294 4568">
          <text:p/>
        </draw:path>
        <draw:frame draw:style-name="gr24" draw:text-style-name="P6" draw:layer="layout" svg:width="3.888cm" svg:height="1.843cm" svg:x="40.7cm" svg:y="8.1cm">
          <draw:text-box>
            <text:p text:style-name="P3"><text:span text:style-name="T1">HCN</text:span></text:p>
          </draw:text-box>
        </draw:frame>
        <draw:path draw:style-name="gr5" draw:text-style-name="P2" draw:layer="layout" svg:width="3.997cm" svg:height="3.24cm" svg:x="23.202cm" svg:y="42cm" svg:viewBox="0 0 3998 3241" svg:d="M3998 1621c0 895-895 1620-1998 1620-1104 0-2000-725-2000-1620 0-896 896-1621 2000-1621 1103 0 1998 725 1998 1621z">
          <text:p/>
        </draw:path>
        <draw:frame draw:style-name="gr29" draw:text-style-name="P7" draw:layer="layout" svg:width="5.357cm" svg:height="2.3cm" svg:x="48cm" svg:y="28.6cm">
          <draw:text-box>
            <text:p text:style-name="P3"><text:span text:style-name="T3"><text:s/></text:span><text:span text:style-name="T4">14.5%</text:span></text:p>
          </draw:text-box>
        </draw:frame>
        <draw:frame draw:style-name="gr30" draw:text-style-name="P6" draw:layer="layout" svg:width="2.559cm" svg:height="1.843cm" svg:x="23.9cm" svg:y="42.957cm">
          <draw:text-box>
            <text:p text:style-name="P3"><text:span text:style-name="T1">CN</text:span></text:p>
          </draw:text-box>
        </draw:frame>
        <draw:path draw:style-name="gr14" draw:text-style-name="P9" draw:layer="layout" svg:width="5.788cm" svg:height="3.24cm" svg:x="40cm" svg:y="41.4cm" svg:viewBox="0 0 5789 3241" svg:d="M5789 1621c0 895-1297 1620-2895 1620s-2894-725-2894-1620c0-894 1296-1621 2894-1621s2895 727 2895 1621z">
          <text:p/>
        </draw:path>
        <draw:frame draw:style-name="gr31" draw:text-style-name="P11" draw:layer="layout" svg:width="4.307cm" svg:height="1.847cm" svg:x="40.093cm" svg:y="22.253cm">
          <draw:text-box>
            <text:p text:style-name="P3"><text:span text:style-name="T4"><text:s/></text:span><text:span text:style-name="T4">2.8%</text:span></text:p>
          </draw:text-box>
        </draw:frame>
        <draw:path draw:style-name="gr32" draw:text-style-name="P2" draw:layer="layout" svg:width="1.394cm" svg:height="31.399cm" svg:x="44cm" svg:y="10.1cm" svg:viewBox="0 0 1395 31400" svg:d="M391 0c450 1297 1004 3269 1004 5119v20900c0 1939 35 2631-667 4239-190 437-453 820-728 1142">
          <text:p/>
        </draw:path>
        <draw:frame draw:style-name="gr24" draw:text-style-name="P6" draw:layer="layout" svg:width="3.888cm" svg:height="1.843cm" svg:x="41.1cm" svg:y="42.357cm">
          <draw:text-box>
            <text:p text:style-name="P3"><text:span text:style-name="T1">NCO</text:span></text:p>
          </draw:text-box>
        </draw:frame>
        <draw:path draw:style-name="gr33" draw:text-style-name="P2" draw:layer="layout" svg:width="5.259cm" svg:height="11.012cm" svg:x="41.6cm" svg:y="53.087cm" svg:viewBox="0 0 5260 11013" svg:d="M5260 0c-137 897-364 2015-729 2968-1155 3017-3227 6195-4531 8045">
          <text:p/>
        </draw:path>
        <draw:frame draw:style-name="gr29" draw:text-style-name="P7" draw:layer="layout" svg:width="5.357cm" svg:height="2.3cm" svg:x="43cm" svg:y="25.9cm">
          <draw:text-box>
            <text:p text:style-name="P3"><text:span text:style-name="T3"><text:s/></text:span><text:span text:style-name="T4">63.4%</text:span></text:p>
          </draw:text-box>
        </draw:frame>
        <draw:path draw:style-name="gr34" draw:text-style-name="P2" draw:layer="layout" svg:width="15.832cm" svg:height="5.899cm" svg:x="29.8cm" svg:y="52.3cm" svg:viewBox="0 0 15833 5900" svg:d="M15833 0c-1501 296-3403 865-4588 1942-696 634 121 1260-635 1847-1520 1180-7734 1856-10610 2111">
          <text:p/>
        </draw:path>
        <draw:frame draw:style-name="gr35" draw:text-style-name="P7" draw:layer="layout" svg:width="5.357cm" svg:height="2.3cm" svg:x="42.6cm" svg:y="57.5cm">
          <draw:text-box>
            <text:p text:style-name="P3"><text:span text:style-name="T3"><text:s/></text:span><text:span text:style-name="T4">11.4%</text:span></text:p>
          </draw:text-box>
        </draw:frame>
        <draw:path draw:style-name="gr36" draw:text-style-name="P2" draw:layer="layout" svg:width="7.084cm" svg:height="6.199cm" svg:x="48.4cm" svg:y="53.1cm" svg:viewBox="0 0 7085 6200" svg:d="M0 0c351 1416 996 3153 2163 4299 1162 1142 1941 614 3440 1243 483 203 989 428 1482 658">
          <text:p/>
        </draw:path>
        <draw:frame draw:style-name="gr37" draw:text-style-name="P7" draw:layer="layout" svg:width="5.357cm" svg:height="2.3cm" svg:x="32.9cm" svg:y="56.2cm">
          <draw:text-box>
            <text:p text:style-name="P3"><text:span text:style-name="T3"><text:s/></text:span><text:span text:style-name="T4">40.4</text:span><text:span text:style-name="T4">%</text:span></text:p>
          </draw:text-box>
        </draw:frame>
        <draw:path draw:style-name="gr33" draw:text-style-name="P2" draw:layer="layout" svg:width="2.099cm" svg:height="11.999cm" svg:x="26.1cm" svg:y="45.2cm" svg:viewBox="0 0 2100 12000" svg:d="M0 0c578 1255 1487 3431 1835 5386 412 2316 257 5063 111 6614">
          <text:p/>
        </draw:path>
        <draw:frame draw:style-name="gr29" draw:text-style-name="P7" draw:layer="layout" svg:width="5.357cm" svg:height="2.3cm" svg:x="47.543cm" svg:y="55.4cm">
          <draw:text-box>
            <text:p text:style-name="P3"><text:span text:style-name="T3"><text:s/></text:span><text:span text:style-name="T4">25.7%</text:span></text:p>
          </draw:text-box>
        </draw:frame>
        <draw:path draw:style-name="gr32" draw:text-style-name="P2" draw:layer="layout" svg:width="12.915cm" svg:height="0.881cm" draw:transform="skewX (-0.018151424220741) rotate (-3.1401963901882) translate (40.1167373550619cm 43.9820612343781cm)" svg:viewBox="0 0 12916 882" svg:d="M12916 0c-3728 255-8981 614-12916 882">
          <text:p/>
        </draw:path>
        <draw:frame draw:style-name="gr38" draw:text-style-name="P7" draw:layer="layout" svg:width="5.357cm" svg:height="2.3cm" svg:x="25.1cm" svg:y="49.2cm">
          <draw:text-box>
            <text:p text:style-name="P3"><text:span text:style-name="T3"><text:s/></text:span><text:span text:style-name="T4">11.8%</text:span></text:p>
          </draw:text-box>
        </draw:frame>
        <draw:path draw:style-name="gr33" draw:text-style-name="P2" draw:layer="layout" svg:width="1.601cm" svg:height="19.175cm" draw:transform="skewX (-0.0207694180987325) rotate (-0.0656243798749874) translate (41.6249803679419cm 44.5392009143696cm)" svg:viewBox="0 0 1602 19176" svg:d="M933 0c357 2384 896 6888 567 10650-292 3336-1028 6644-1500 8526">
          <text:p/>
        </draw:path>
        <draw:frame draw:style-name="gr29" draw:text-style-name="P7" draw:layer="layout" svg:width="5.357cm" svg:height="2.3cm" svg:x="31.143cm" svg:y="42.4cm">
          <draw:text-box>
            <text:p text:style-name="P3"><text:span text:style-name="T3"><text:s/></text:span><text:span text:style-name="T4">27.</text:span><text:span text:style-name="T4">2%</text:span></text:p>
          </draw:text-box>
        </draw:frame>
        <draw:frame draw:style-name="gr39" draw:text-style-name="P7" draw:layer="layout" svg:width="5.357cm" svg:height="2.3cm" svg:x="39.543cm" svg:y="49cm">
          <draw:text-box>
            <text:p text:style-name="P3"><text:span text:style-name="T3"><text:s/></text:span><text:span text:style-name="T4">16.1%</text:span></text:p>
          </draw:text-box>
        </draw:frame>
        <draw:path draw:style-name="gr5" draw:text-style-name="P2" draw:layer="layout" svg:width="11.23cm" svg:height="3.24cm" svg:x="28.7cm" svg:y="32.7cm" svg:viewBox="0 0 11231 3241" svg:d="M11231 1621c0 895-2514 1620-5615 1620-3102 0-5616-725-5616-1620 0-896 2514-1621 5616-1621 3101 0 5615 725 5615 1621z">
          <text:p/>
        </draw:path>
        <draw:path draw:style-name="gr7" draw:text-style-name="P2" draw:layer="layout" svg:width="6.585cm" svg:height="5.795cm" svg:x="22.114cm" svg:y="28.304cm" svg:viewBox="0 0 6586 5796" svg:d="M0 0c1957 1719 4578 4027 6586 5796">
          <text:p/>
        </draw:path>
        <draw:frame draw:style-name="gr40" draw:text-style-name="P6" draw:layer="layout" svg:width="7.673cm" svg:height="1.843cm" svg:x="29.927cm" svg:y="33.457cm">
          <draw:text-box>
            <text:p text:style-name="P3"><text:span text:style-name="T1">CHCHCN</text:span></text:p>
          </draw:text-box>
        </draw:frame>
        <draw:path draw:style-name="gr41" draw:text-style-name="P2" draw:layer="layout" svg:width="13.599cm" svg:height="3.699cm" svg:x="42.4cm" svg:y="61.4cm" svg:viewBox="0 0 13600 3700" svg:d="M13600 0c-2362 699-5778 1691-8822 2501-1566 416-3343 855-4778 1199">
          <text:p/>
        </draw:path>
        <draw:frame draw:style-name="gr8" draw:text-style-name="P7" draw:layer="layout" svg:width="6.28cm" svg:height="2.3cm" svg:x="21.92cm" svg:y="29.7cm">
          <draw:text-box>
            <text:p text:style-name="P3"><text:span text:style-name="T3"><text:s/></text:span><text:span text:style-name="T4">100.0%</text:span></text:p>
          </draw:text-box>
        </draw:frame>
        <draw:path draw:style-name="gr42" draw:text-style-name="P2" draw:layer="layout" svg:width="6.399cm" svg:height="6.599cm" svg:x="26.8cm" svg:y="36.1cm" svg:viewBox="0 0 6400 6600" svg:d="M6400 0c-1920 1980-4549 4693-6400 6600">
          <text:p/>
        </draw:path>
        <draw:frame draw:style-name="gr43" draw:text-style-name="P7" draw:layer="layout" svg:width="5.353cm" svg:height="2.4cm" svg:x="47.547cm" svg:y="62.2cm">
          <draw:text-box>
            <text:p text:style-name="P3"><text:span text:style-name="T3"><text:s/></text:span><text:span text:style-name="T1">44.4</text:span><text:span text:style-name="T1">%</text:span></text:p>
          </draw:text-box>
        </draw:frame>
        <draw:frame draw:style-name="gr44" draw:text-style-name="P7" draw:layer="layout" svg:width="5.8cm" svg:height="2.3cm" svg:x="27cm" svg:y="37.7cm">
          <draw:text-box>
            <text:p text:style-name="P3"><text:span text:style-name="T3"><text:s/></text:span><text:span text:style-name="T4">94.0%</text:span></text:p>
          </draw:text-box>
        </draw:frame>
        <draw:line draw:style-name="gr45" draw:text-style-name="P12" draw:layer="layout" svg:x1="37.1cm" svg:y1="25.5cm" svg:x2="41.1cm" svg:y2="10.2cm">
          <text:p/>
        </draw:line>
        <draw:line draw:style-name="gr46" draw:text-style-name="P12" draw:layer="layout" svg:x1="54.8cm" svg:y1="45.5cm" svg:x2="49.3cm" svg:y2="50.5cm">
          <text:p/>
        </draw:line>
        <draw:frame draw:style-name="gr29" draw:text-style-name="P7" draw:layer="layout" svg:width="5.357cm" svg:height="2.3cm" svg:x="50.101cm" svg:y="46.4cm">
          <draw:text-box>
            <text:p text:style-name="P3"><text:span text:style-name="T3"><text:s/></text:span><text:span text:style-name="T4">57.6%</text:span></text:p>
          </draw:text-box>
        </draw:frame>
        <draw:line draw:style-name="gr46" draw:text-style-name="P12" draw:layer="layout" svg:x1="44.6cm" svg:y1="44.2cm" svg:x2="47.1cm" svg:y2="50.1cm">
          <text:p/>
        </draw:line>
        <draw:line draw:style-name="gr46" draw:text-style-name="P12" draw:layer="layout" svg:x1="49.9cm" svg:y1="45.4cm" svg:x2="48.2cm" svg:y2="50.1cm">
          <text:p/>
        </draw:line>
        <draw:path draw:style-name="gr47" draw:text-style-name="P2" draw:layer="layout" svg:width="15.584cm" svg:height="32.712cm" svg:x="27.115cm" svg:y="10.4cm" svg:viewBox="0 0 15585 32713" svg:d="M15532 0c24 1354 53 3443 53 5256v21413c0 2828-1949 2847-4075 3968-2081 1095-8966 1834-11510 2076">
          <text:p/>
        </draw:path>
        <draw:frame draw:style-name="gr31" draw:text-style-name="P11" draw:layer="layout" svg:width="4.307cm" svg:height="1.847cm" svg:x="40.094cm" svg:y="22.254cm">
          <draw:text-box>
            <text:p text:style-name="P3"><text:span text:style-name="T4"><text:s/></text:span><text:span text:style-name="T4">2.8%</text:span></text:p>
          </draw:text-box>
        </draw:frame>
        <draw:frame draw:style-name="gr48" draw:text-style-name="P7" draw:layer="layout" svg:width="5.357cm" svg:height="2.3cm" svg:x="43.144cm" svg:y="45.5cm">
          <draw:text-box>
            <text:p text:style-name="P3"><text:span text:style-name="T3"><text:s/></text:span><text:span text:style-name="T4">21.3%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hart="urn:oasis:names:tc:opendocument:xmlns:chart:1.0" xmlns:svg="urn:oasis:names:tc:opendocument:xmlns:svg-compatible:1.0" xmlns:draw="urn:oasis:names:tc:opendocument:xmlns:drawing:1.0" xmlns:rpt="http://openoffice.org/2005/report" xmlns:field="urn:openoffice:names:experimental:ooo-ms-interop:xmlns:field:1.0" xmlns:text="urn:oasis:names:tc:opendocument:xmlns:text:1.0" xmlns:style="urn:oasis:names:tc:opendocument:xmlns:style:1.0" xmlns:meta="urn:oasis:names:tc:opendocument:xmlns:meta:1.0" xmlns:xlink="http://www.w3.org/1999/xlink" xmlns:xhtml="http://www.w3.org/1999/xhtml" xmlns:css3t="http://www.w3.org/TR/css3-text/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Romanular1" svg:font-family="NimbusRomanular"/>
    <style:font-face style:name="Times1" svg:font-family="Times" style:font-family-generic="roman"/>
    <style:font-face style:name="Times2" svg:font-family="Times" style:font-adornments="Regular" style:font-family-generic="roman"/>
    <style:font-face style:name="DejaVu Sans1" svg:font-family="'DejaVu Sans'" style:font-pitch="variable"/>
    <style:font-face style:name="Liberation Serif1" svg:font-family="'Liberation Serif'" style:font-pitch="variable"/>
    <style:font-face style:name="NimbusRomanular" svg:font-family="NimbusRoman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7cm" fo:margin-bottom="1cm" fo:margin-left="7cm" fo:margin-right="1cm" fo:page-width="70.555cm" fo:page-height="81.38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1-06T21:23:40.828373366</dc:date>
    <meta:editing-duration>PT34M49S</meta:editing-duration>
    <meta:editing-cycles>12</meta:editing-cycles>
    <meta:generator>LibreOffice/6.4.7.2$Linux_X86_64 LibreOffice_project/40$Build-2</meta:generator>
    <meta:document-statistic meta:object-count="84"/>
  </office:meta>
</office:document-meta>
</file>